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NSimSun" svg:font-family="NSimSun" style:font-family-generic="modern" style:font-pitch="fixed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adornments="Fett" style:font-family-generic="roman" style:font-pitch="variable"/>
    <style:font-face style:name="Times New Roman1" svg:font-family="'Times New Roman'" style:font-adornments="Fett Kursiv" style:font-family-generic="roman" style:font-pitch="variable"/>
    <style:font-face style:name="Times New Roman2" svg:font-family="'Times New Roman'" style:font-adornments="Standard" style:font-family-generic="roman" style:font-pitch="variable"/>
  </office:font-face-decls>
  <office:automatic-styles>
    <style:style style:name="P1" style:family="paragraph" style:parent-style-name="Standard">
      <style:paragraph-properties fo:margin-top="0.12cm" fo:margin-bottom="0cm" style:contextual-spacing="false" fo:line-height="100%" fo:orphans="0" fo:widows="0" style:text-autospace="none" style:writing-mode="lr-tb">
        <style:tab-stops>
          <style:tab-stop style:position="5.503cm"/>
          <style:tab-stop style:position="10.98cm"/>
        </style:tab-stops>
      </style:paragraph-properties>
      <style:text-properties fo:background-color="transparent"/>
    </style:style>
    <style:style style:name="P2" style:family="paragraph" style:parent-style-name="Standard">
      <style:text-properties officeooo:rsid="009f75b2" officeooo:paragraph-rsid="009f75b2"/>
    </style:style>
    <style:style style:name="P3" style:family="paragraph" style:parent-style-name="Standard">
      <style:text-properties officeooo:paragraph-rsid="00a121d5"/>
    </style:style>
    <style:style style:name="P4" style:family="paragraph" style:parent-style-name="Contents_20_1" style:list-style-name="List_20_1">
      <style:paragraph-properties>
        <style:tab-stops>
          <style:tab-stop style:position="19.073cm" style:type="right" style:leader-style="dotted" style:leader-text="."/>
        </style:tab-stops>
      </style:paragraph-properties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Heading_20_1">
      <style:text-properties officeooo:rsid="009830f8" officeooo:paragraph-rsid="009830f8"/>
    </style:style>
    <style:style style:name="P7" style:family="paragraph" style:parent-style-name="Standard">
      <style:text-properties officeooo:rsid="00a121d5" officeooo:paragraph-rsid="00a121d5"/>
    </style:style>
    <style:style style:name="P8" style:family="paragraph" style:parent-style-name="Standard">
      <style:text-properties officeooo:rsid="009f75b2" officeooo:paragraph-rsid="00a310e5"/>
    </style:style>
    <style:style style:name="P9" style:family="paragraph" style:parent-style-name="Standard">
      <style:text-properties officeooo:paragraph-rsid="00a310e5"/>
    </style:style>
    <style:style style:name="P10" style:family="paragraph" style:parent-style-name="Standard">
      <style:text-properties officeooo:paragraph-rsid="00a37db3"/>
    </style:style>
    <style:style style:name="T1" style:family="text">
      <style:text-properties officeooo:rsid="009f75b2"/>
    </style:style>
    <style:style style:name="T2" style:family="text">
      <style:text-properties officeooo:rsid="00a121d5"/>
    </style:style>
    <style:style style:name="T3" style:family="text">
      <style:text-properties officeooo:rsid="00a1ecbd"/>
    </style:style>
    <style:style style:name="T4" style:family="text">
      <style:text-properties officeooo:rsid="00a310e5"/>
    </style:style>
    <style:style style:name="T5" style:family="text">
      <style:text-properties officeooo:rsid="00a37db3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7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list text:style-name="List_20_1">
            <text:list-item>
              <text:p text:style-name="P4">1 1 FGL DUMMY<text:tab/>2</text:p>
            </text:list-item>
          </text:list>
        </text:index-body>
      </text:table-of-content>
      <text:p text:style-name="P1"/>
      <text:h text:style-name="Heading_20_1" text:outline-level="1" text:is-list-header="true"/>
      <text:h text:style-name="P5" text:outline-level="1" text:is-list-header="true"/>
      <text:h text:style-name="P6" text:outline-level="1"><text:bookmark-start text:name="__RefHeading___Toc170_3724657313"/>FGL <text:span text:style-name="T1">DUMMY</text:span><text:line-break/><text:bookmark-end text:name="__RefHeading___Toc170_3724657313"/></text:h>
      <text:p text:style-name="P2">Hier werden keine <text:span text:style-name="T4">allgemeinen </text:span>Platzhalter getestet.</text:p>
      <text:p text:style-name="P8">Ziel ist es nur eine ODT Datei für den ...LayoutStep…. Zu haben, damit ein XML Dump erzeugt werden kann<text:line-break/><text:span text:style-name="T2">oder bestimmte Platzhalter ausgegeben werden.</text:span></text:p>
      <text:p text:style-name="P8">Das ist in Email-Sende-Aufträgen die einzige Möglichkeit.</text:p>
      <text:p text:style-name="P2"/>
      <text:p text:style-name="P10"><text:span text:style-name="T3">### </text:span><text:span text:style-name="T5">Parameter aus EmailDataTransformationStep . </text:span>emailDataRecipientColumnNames <text:span text:style-name="T3">#############</text:span></text:p>
      <text:p text:style-name="P3"><text:span text:style-name="T4">1. Empfänger für Zweck „Studium“: </text:span>$$!{emailOverviewMapByNotification[Studium][0].eaddress}</text:p>
      <text:p text:style-name="P7">KOMMA</text:p>
      <text:p text:style-name="P9"><text:span text:style-name="T4">2. Empfänger für Zweck „Studium“: </text:span>$$!{emailOverviewMapByNotification[Studium][1].eaddress}</text:p>
      <text:p text:style-name="P3"><text:span text:style-name="T3">######################################</text:span><text:span text:style-name="T5">#############################################</text:span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NSimSun" svg:font-family="NSimSun" style:font-family-generic="modern" style:font-pitch="fixed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adornments="Fett" style:font-family-generic="roman" style:font-pitch="variable"/>
    <style:font-face style:name="Times New Roman1" svg:font-family="'Times New Roman'" style:font-adornments="Fett Kursiv" style:font-family-generic="roman" style:font-pitch="variable"/>
    <style:font-face style:name="Times New Roman2" svg:font-family="'Times New Roman'" style:font-adornments="Standard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text:number-lines="false" text:line-number="1">
        <style:tab-stops/>
      </style:paragraph-properties>
      <style:text-properties fo:color="#2300dc" loext:opacity="100%" style:font-name="Times New Roman" fo:font-family="'Times New Roman'" style:font-style-name="Fett" style:font-family-generic="roman" style:font-pitch="variable" fo:font-size="16pt" fo:font-weight="bold" fo:background-color="transparent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list-style-name="List_20_1" style:class="index">
      <style:paragraph-properties>
        <style:tab-stops>
          <style:tab-stop style:position="17cm" style:type="right" style:leader-style="dotted" style:leader-text="."/>
        </style:tab-stops>
      </style:paragraph-properties>
      <style:text-properties fo:color="#000080" loext:opacity="100%" fo:font-size="14pt"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Times New Roman1" fo:font-family="'Times New Roman'" style:font-style-name="Fett Kursiv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ize="14pt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family="'Times New Roman'" style:font-style-name="Fett" style:font-family-generic="roman" style:font-pitch="variable" fo:font-size="12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24.702cm" style:type="right" style:leader-style="dotted" style:leader-text="."/>
        </style:tab-stops>
      </style:paragraph-properties>
      <style:text-properties style:font-name="Times New Roman2" fo:font-family="'Times New Roman'" style:font-style-name="Standard" style:font-family-generic="roman" style:font-pitch="variabl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bsatz-Standardschriftar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129" number:language="zxx">
      <number:number number:decimal-places="0" number:min-decimal-places="0" number:min-integer-digits="1" number:display-factor="1000"/>
      <number:text> </number:text>
      <number:currency-symbol>.00</number:currency-symbol>
    </number:currency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905cm" fo:margin-bottom="0.75cm" fo:margin-left="0.97cm" fo:margin-right="0.95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 text:c="95"/>Seite: <text:page-number text:select-page="current">2</text:page-number></text:p>
      </style:footer>
    </style:master-page>
    <style:master-page style:name="Landscap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1-10-14T09:39:29.23</meta:creation-date>
    <meta:generator>LibreOffice/7.6.4.1$Windows_x86 LibreOffice_project/e19e193f88cd6c0525a17fb7a176ed8e6a3e2aa1</meta:generator>
    <meta:editing-duration>P5DT15H42M14S</meta:editing-duration>
    <meta:editing-cycles>1110</meta:editing-cycles>
    <dc:date>2024-04-26T12:22:57.060000000</dc:date>
    <meta:print-date>2014-07-28T10:29:19.55</meta:print-date>
    <meta:document-statistic meta:table-count="0" meta:image-count="0" meta:object-count="0" meta:page-count="2" meta:paragraph-count="12" meta:word-count="70" meta:character-count="765" meta:non-whitespace-character-count="612"/>
  </office:meta>
</office:document-meta>
</file>